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2pt" style:font-size-asian="12pt" style:font-size-complex="12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o we are and why this website <text:s/></text:p>
      <text:p text:style-name="P2"/>
      <text:p text:style-name="P2"/>
      <text:p text:style-name="P1">We are a four-man StarCraft II team who first met in the real world before connecting again online. There is no captain, which leads to constant bickering about strategy as well as the occasional tantrum. We live normal lives and do normal things. Basically we're just a coupla random dudes who like StarCraft II (except for reaperman, who is currently over it, again).</text:p>
      <text:p text:style-name="P1"/>
      <text:p text:style-name="P1">Recently one of us took up programming and decided to create this website as a showcase of his skills. The term <text:span text:style-name="T1">The Overlords </text:span>was first coined during the creation of the team's WhatsApp group. It seemed fitting to name the website the same.</text:p>
      <text:p text:style-name="P1"/>
      <text:p text:style-name="P1">Fun fact: online we're not actually called The Overlords. That's too long for Blizzard. Our team is called Hyper1 (after Hyperion, which is also too long). Makes no sense, I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8:54:08.19</meta:creation-date>
    <dc:date>2020-12-02T23:14:25.93</dc:date>
    <meta:editing-duration>PT40M5S</meta:editing-duration>
    <meta:editing-cycles>4</meta:editing-cycles>
    <meta:generator>OpenOffice/4.1.5$Win32 OpenOffice.org_project/415m1$Build-9789</meta:generator>
    <meta:document-statistic meta:table-count="0" meta:image-count="0" meta:object-count="0" meta:page-count="1" meta:paragraph-count="4" meta:word-count="144" meta:character-count="821"/>
  </office:meta>
</office:document-meta>
</file>